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8"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0"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0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5716465920314955859"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6165823976495458374"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6799093492644897283"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8851350419941461079"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3391018693811354631"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2928765096732137939"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4479015025939518851"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4840994656651679073"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4047815587929797288"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929934455758636977"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3789029348100585876"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7177354694202810628"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5635673751992376796"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6861206767547970896"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740449186248860111"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20726041"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8120386797681803595"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5937416842684486487"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8141778139505639737"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8045181587866469127"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233768602582334597"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2013265515411296984"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3697529981789399752"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1414921607312355027"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3569952547424744246"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3990046920648812652"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2693973145311791299"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4605706763221386049"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3660869974236923633"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311940790185305294"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7682706040430971437" text:style-name="L30">
        <text:list-item>
          <text:p text:style-name="P110">Player can remove states</text:p>
          <text:list>
            <text:list-item>
              <text:p text:style-name="P110">Player can pay 100g to remove a state</text:p>
            </text:list-item>
          </text:list>
        </text:list-item>
      </text:list>
      <text:list xml:id="list4482312942141410134"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5666658308933643269"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1084238446578354304"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627128440903893143"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9114007450565884704" text:style-name="L35">
        <text:list-item>
          <text:p text:style-name="P54">Molotov</text:p>
          <text:list>
            <text:list-item>
              <text:p text:style-name="P54">Deal 5 Fire damage to all characters in a 3x3 area and apply 1 burning.</text:p>
            </text:list-item>
          </text:list>
        </text:list-item>
      </text:list>
      <text:list xml:id="list7549731964345338513" text:style-name="L36">
        <text:list-item>
          <text:p text:style-name="P55">Bottled Frost</text:p>
          <text:list>
            <text:list-item>
              <text:p text:style-name="P55">Apply pinned to all characters in a 3x3 area</text:p>
            </text:list-item>
          </text:list>
        </text:list-item>
      </text:list>
      <text:list xml:id="list31775528889525758" text:style-name="L37">
        <text:list-item>
          <text:p text:style-name="P56">Poison Grenade</text:p>
          <text:list>
            <text:list-item>
              <text:p text:style-name="P56">Apply 2 poison to all characters in a 3x3 area</text:p>
            </text:list-item>
          </text:list>
        </text:list-item>
      </text:list>
      <text:list xml:id="list287217337661655156" text:style-name="L38">
        <text:list-item>
          <text:p text:style-name="P57">Love Potion</text:p>
          <text:list>
            <text:list-item>
              <text:p text:style-name="P114">Apply 'Stunned' to a target</text:p>
            </text:list-item>
          </text:list>
        </text:list-item>
      </text:list>
      <text:list xml:id="list147343260285198539" text:style-name="L39">
        <text:list-item>
          <text:p text:style-name="P115">Dynamite</text:p>
          <text:list>
            <text:list-item>
              <text:p text:style-name="P115">Deal 10 physical damage to all characters in a 3x3 area</text:p>
            </text:list-item>
          </text:list>
        </text:list-item>
      </text:list>
      <text:p text:style-name="P5"/>
      <text:p text:style-name="P9">Playable Races</text:p>
      <text:list xml:id="list4277515296500711140"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6122349683024534413"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text:soft-page-break/>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3637070834568106957"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6211284311258570031"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2395872847178233587"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5157187427775984868"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text:soft-page-break/>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8231503521910478798"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c</text:p>
        </text:list-item>
        <text:list-item>
          <text:p text:style-name="P121">Sleep: Unable to take any actions. Any damage will cancel this effect. Expires on activation end.</text:p>
        </text:list-item>
      </text:list>
      <text:p text:style-name="P5"/>
      <text:p text:style-name="P4">Passive Traits (Non Stacking)</text:p>
      <text:list xml:id="list2390451599115058564"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7125191532608172369"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3704571422140197941"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4510656044097461904"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9168345362721958187"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5576420288226032240"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2723448955939946616"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6723310611131750119"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5636704798642804185"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20725767"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201693171929874543"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7842276162930294486"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3698469278727547857"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2656864585808824437"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4122012256495720720"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4501994113334226678"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2938039710368746078"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5819902046029107799"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20733091" text:continue-list="list2656864585808824437"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1416428337087592293"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8099566151344459587"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text:soft-page-break/>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6518455249330440731" text:style-name="L66">
        <text:list-item>
          <text:p text:style-name="P124">Each elemental enemy has 100% immunity damage of its element type, e.g.</text:p>
          <text:list>
            <text:list-item>
              <text:p text:style-name="P124">Fire elemental has 100% fire resistance</text:p>
            </text:list-item>
          </text:list>
        </text:list-item>
      </text:list>
      <text:list xml:id="list6714992512652994265" text:style-name="L67">
        <text:list-item>
          <text:p text:style-name="P125">Fire Elemental</text:p>
          <text:list>
            <text:list-item>
              <text:p text:style-name="P125">Fiery Presence (Passive)</text:p>
            </text:list-item>
            <text:list-item>
              <text:p text:style-name="P125">Phoenix Dive</text:p>
            </text:list-item>
            <text:list-item>
              <text:p text:style-name="P125">Fire Nova</text:p>
            </text:list-item>
          </text:list>
        </text:list-item>
      </text:list>
      <text:list xml:id="list6043447154368420043"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7727398952361492218"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3635627605859424746"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3878015606390928001" text:style-name="L71">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5986836090366560331" text:style-name="L72">
        <text:list-item>
          <text:p text:style-name="P130"><text:soft-page-break/>Skeleton Army (Elite Act 1)</text:p>
          <text:list>
            <text:list-item>
              <text:p text:style-name="P130">same as skelly gang, except 6 skeletons spawn not just 3</text:p>
            </text:list-item>
          </text:list>
        </text:list-item>
      </text:list>
      <text:p text:style-name="P5"/>
      <text:list xml:id="list8867319659407044372"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5198440951186770198"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8886677363926605337"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5540506883500728883"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4244083148638892357" text:style-name="L77">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7466371296072847249" text:style-name="L78">
        <text:list-item>
          <text:p text:style-name="P136">Skeleton Necromancer Rework</text:p>
        </text:list-item>
      </text:list>
      <text:list xml:id="list3846910737564460408" text:style-name="L79">
        <text:list-item>
          <text:p text:style-name="P137">New Abilities and Passives</text:p>
          <text:list>
            <text:list-item>
              <text:p text:style-name="P137">Venomous (Passive)</text:p>
            </text:list-item>
            <text:list-item>
              <text:p text:style-name="P137"><text:soft-page-break/>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8221131373662229154"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4258972198188792986"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1637798064805949639"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7694967226927758234" text:style-name="L83">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6204279533411195891" text:style-name="L84">
        <text:list-item>
          <text:p text:style-name="P142">Skeleton Barbarian</text:p>
          <text:list>
            <text:list-item>
              <text:p text:style-name="P142">Enrage +2 (Passive)</text:p>
            </text:list-item>
            <text:list-item>
              <text:p text:style-name="P142">Charge</text:p>
            </text:list-item>
            <text:list-item>
              <text:p text:style-name="P142"><text:soft-page-break/>Whirlwind</text:p>
            </text:list-item>
            <text:list-item>
              <text:p text:style-name="P142">Strike</text:p>
            </text:list-item>
          </text:list>
        </text:list-item>
      </text:list>
      <text:list xml:id="list5997660490422402731"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3454008258075840703"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707812021120382641"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8570498247591198734"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89457161146093002"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text:soft-page-break/>Defend</text:p>
            </text:list-item>
            <text:list-item>
              <text:p text:style-name="P147">Strike</text:p>
            </text:list-item>
          </text:list>
        </text:list-item>
      </text:list>
      <text:list xml:id="list1563600877822426402"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1053335088450769160"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5391864816947762545"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text:soft-page-break/>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1817426292072343753"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7283537307544833852" text:style-name="L94">
        <text:list-item>
          <text:p text:style-name="P152">Instead of designing more act 2 enemies, for the short term, we could use the same encounters, but increase all enemies health, damage, wisdom etc</text:p>
        </text:list-item>
      </text:list>
      <text:p text:style-name="P5"/>
      <text:list xml:id="list6438765172312557699" text:style-name="L95">
        <text:list-item>
          <text:p text:style-name="P153">Item reward screens may need to have 4 or 5 options instead of 3, since there are so many items in the game now</text:p>
        </text:list-item>
      </text:list>
      <text:p text:style-name="P5"/>
      <text:p text:style-name="P7">Powers</text:p>
      <text:list xml:id="list8754207429444631827"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5">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text:soft-page-break/>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3105711305879088258" text:style-name="L97">
        <text:list-header>
          <text:p text:style-name="P156">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Help The Refugees: Gain State: Heroism (+1 strenght, wisdom, dexterity) permanent</text:p>
      <text:p text:style-name="P12">Option 2: Rob the Refugees: Gain 10g. Gain State: Wanted (You cannot spend gold in shops)</text:p>
      <text:p text:style-name="P12"/>
      <text:list xml:id="list2379238363528300001" text:style-name="L98">
        <text:list-header>
          <text:p text:style-name="P157">4. Abandoned Library</text:p>
        </text:list-header>
      </text:list>
      <text:p text:style-name="P12"><text:soft-page-break/>Option 1: Browse the Library: Choose 1 of 20 Spell Books to keep</text:p>
      <text:p text:style-name="P12">Option 2: Make Camp in the ruins. Gain State (Well Rested)</text:p>
      <text:p text:style-name="P12"/>
      <text:list xml:id="list5763375333493722283" text:style-name="L99">
        <text:list-item>
          <text:p text:style-name="P158">Blade of The Blood God</text:p>
        </text:list-item>
      </text:list>
      <text:p text:style-name="P12">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2">“Whomsoever takes up this sword shall wield the power of the blood god. Just as you draw blood, so shall the blade draw from you”.</text:p>
      <text:p text:style-name="P12">Option 1: Take the Sword: Gain Item: Blade Of The Blood God. Gain State: Curse of the Blood God </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text:span text:style-name="T3">Whomsoever takes up this blade shall wield power eternal. Just as the blade rends flesh, so must power scar the spirit.</text:span> </text:p>
      <text:p text:style-name="P12"/>
      <text:list xml:id="list20741906" text:continue-list="list3105711305879088258" text:style-name="L97">
        <text:list-header>
          <text:p text:style-name="P160"/>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5454754716545763393" text:style-name="L100">
        <text:list-header>
          <text:p text:style-name="P159">8. Shady Trader</text:p>
        </text:list-header>
      </text:list>
      <text:p text:style-name="P12">Option 1: Pay 30g, Gain a random common item (repeatable)</text:p>
      <text:p text:style-name="P12"><text:soft-page-break/>Option 3: Pay 40g, Gain a random spell book (repeatable)</text:p>
      <text:p text:style-name="P12">Option 2: Pay 50g, Gain a random consumable (Repeatable)</text:p>
      <text:p text:style-name="P12"/>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text:soft-page-break/>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text:soft-page-break/>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9073763556254196610" text:style-name="L101">
        <text:list-header>
          <text:p text:style-name="P162"><text:soft-page-break/>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7191906340575238774" text:style-name="L102">
        <text:list-item>
          <text:p text:style-name="P161">some powers should have a negative effect as well e.g.</text:p>
        </text:list-item>
        <text:list-item>
          <text:p text:style-name="P161">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1327272698210598483" text:style-name="L103">
        <text:list-item>
          <text:p text:style-name="P78">Each act has 9 encounter rows and then 1 boss fight</text:p>
        </text:list-item>
        <text:list-item>
          <text:p text:style-name="P78"><text:soft-page-break/>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3896887093944162236" text:style-name="L104">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text:s/>Increase all XP gains by 50% </text:p>
                </text:list-item>
                <text:list-item>
                  <text:p text:style-name="P79">Pennywise: Increase all gold gains by 50%</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text:soft-page-break/>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 </text:p>
                </text:list-item>
                <text:list-item>
                  <text:p text:style-name="P79">Blessing Of Elements: Your characters are immune to Burning, Poisoned, Shocked and Chilled</text:p>
                </text:list-item>
                <text:list-item>
                  <text:p text:style-name="P79">Godly: Your characters ignore all resistances when attacking</text:p>
                </text:list-item>
              </text:list>
            </text:list-item>
          </text:list>
        </text:list-item>
      </text:list>
      <text:list xml:id="list619605765039411692" text:style-name="L105">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4778012362809444114" text:style-name="L106">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8258734276728319814" text:style-name="L107">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3340488740041558082" text:style-name="L108">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ext:soft-page-break/>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746973984536514697" text:style-name="L109">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7810416603562618040" text:style-name="L110">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7970625322490682526" text:style-name="L111">
        <text:list-item>
          <text:p text:style-name="P86">Main Hand</text:p>
          <text:list>
            <text:list-item>
              <text:p text:style-name="P86">1h melee weapon</text:p>
              <text:list>
                <text:list-item>
                  <text:p text:style-name="P86"><text:soft-page-break/>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7970535237443335038" text:style-name="L112">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484063150669795526" text:style-name="L113">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text:soft-page-break/>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20718477" text:continue-numbering="true" text:style-name="L113">
        <text:list-item>
          <text:p text:style-name="P88">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9143761452728999830" text:style-name="L114">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8190650972899535138" text:style-name="L115">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text:soft-page-break/>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3 random rare items (15g each)</text:p>
                </text:list-item>
                <text:list-item>
                  <text:p text:style-name="P90">3 random common items (10g each)</text:p>
                </text:list-item>
              </text:list>
            </text:list-item>
          </text:list>
        </text:list-item>
      </text:list>
      <text:p text:style-name="P1"/>
      <text:p text:style-name="P4">Camp Site</text:p>
      <text:list xml:id="list2071159734658929689" text:style-name="L116">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3): Remove a negative state (if we have mysterys in the game)</text:p>
            </text:list-item>
          </text:list>
        </text:list-item>
      </text:list>
      <text:p text:style-name="P1"/>
      <text:p text:style-name="P3">Mystery Room</text:p>
      <text:list xml:id="list4061472132705019207" text:style-name="L117">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text:soft-page-break/>Kings Blessing Game Start Event</text:p>
      <text:p text:style-name="P1"/>
      <text:list xml:id="list2475159909738081382" text:style-name="L118">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Discover a Rare Item</text:p>
            </text:list-item>
            <text:list-item>
              <text:p text:style-name="P93">Gain 3 random common items</text:p>
            </text:list-item>
            <text:list-item>
              <text:p text:style-name="P93">Gain 2 random spell books</text:p>
            </text:list-item>
            <text:list-item>
              <text:p text:style-name="P93">Enemies in the first combat have 50% health</text:p>
            </text:list-item>
            <text:list-item>
              <text:p text:style-name="P93">All characters gain 50 xp</text:p>
            </text:list-item>
            <text:list-item>
              <text:p text:style-name="P93">Gain 2 random consumables</text:p>
            </text:list-item>
            <text:list-item>
              <text:p text:style-name="P93">All characters gain +20 Max Health</text:p>
            </text:list-item>
          </text:list>
        </text:list-item>
      </text:list>
      <text:p text:style-name="P1"/>
      <text:p text:style-name="P3">Enemy Ideas</text:p>
      <text:p text:style-name="P1">Overview</text:p>
      <text:list xml:id="list2106068413386842496" text:style-name="L119">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7454335265501779828" text:style-name="L120">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text:soft-page-break/>Enemies Encounters</text:p>
      <text:p text:style-name="P1">WHAT RESISTANCES SHOULD EACH ENEMY HAVE??</text:p>
      <text:list xml:id="list4908652322429387848" text:style-name="L121">
        <text:list-item>
          <text:p text:style-name="P96">Basic</text:p>
        </text:list-item>
      </text:list>
      <text:list xml:id="list6012620249808865265" text:style-name="L122">
        <text:list-item>
          <text:p text:style-name="P97">Goblin Warband</text:p>
          <text:list>
            <text:list-item>
              <text:p text:style-name="P97">2x goblin stabby</text:p>
            </text:list-item>
            <text:list-item>
              <text:p text:style-name="P97">2x goblin shooty</text:p>
            </text:list-item>
            <text:list-item>
              <text:p text:style-name="P97">1 goblin war leader</text:p>
            </text:list-item>
          </text:list>
        </text:list-item>
      </text:list>
      <text:list xml:id="list4477990243495408675" text:style-name="L123">
        <text:list-item>
          <text:p text:style-name="P98">Skeleton Gang</text:p>
          <text:list>
            <text:list-item>
              <text:p text:style-name="P98">3x random skeleton</text:p>
            </text:list-item>
          </text:list>
        </text:list-item>
      </text:list>
      <text:list xml:id="list2779506312440034408" text:style-name="L124">
        <text:list-item>
          <text:p text:style-name="P99">Elemental Pack</text:p>
          <text:list>
            <text:list-item>
              <text:p text:style-name="P99">3x random elemental</text:p>
            </text:list-item>
          </text:list>
        </text:list-item>
      </text:list>
      <text:list xml:id="list7001927497293064013" text:style-name="L125">
        <text:list-item>
          <text:p text:style-name="P100">Necromancer</text:p>
          <text:list>
            <text:list-item>
              <text:p text:style-name="P100">1x necromancer</text:p>
            </text:list-item>
          </text:list>
        </text:list-item>
      </text:list>
      <text:p text:style-name="P1">Elites</text:p>
      <text:list xml:id="list2954266493237802013" text:style-name="L126">
        <text:list-item>
          <text:p text:style-name="P101">Skeleton Mega gang</text:p>
          <text:list>
            <text:list-item>
              <text:p text:style-name="P101">5x random skeleton</text:p>
            </text:list-item>
          </text:list>
        </text:list-item>
      </text:list>
      <text:list xml:id="list2648630041187857910" text:style-name="L127">
        <text:list-item>
          <text:p text:style-name="P102">Elemental Mega Pack</text:p>
          <text:list>
            <text:list-item>
              <text:p text:style-name="P102">5x random elemental</text:p>
            </text:list-item>
          </text:list>
        </text:list-item>
      </text:list>
      <text:list xml:id="list2389990325524876687" text:style-name="L128">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4076838636408442281" text:style-name="L129">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text:soft-page-break/>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7T00:51:34.65</dc:date>
    <dc:creator>will black</dc:creator>
    <meta:editing-duration>P31DT3H26M4S</meta:editing-duration>
    <meta:editing-cycles>1011</meta:editing-cycles>
    <meta:generator>OpenOffice/4.1.6$Win32 OpenOffice.org_project/416m1$Build-9790</meta:generator>
    <meta:document-statistic meta:table-count="0" meta:image-count="0" meta:object-count="0" meta:page-count="47" meta:paragraph-count="1131" meta:word-count="9830" meta:character-count="53359"/>
  </office:meta>
</office:document-meta>
</file>